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leController.hello( HttpServletResponse 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intingResultHandlerSmokeTests.testPr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